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6f8" officeooo:paragraph-rsid="001e86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uillez documenter les styles adaptés en ajoutant une ligne utilisant le style personnalis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5:30:12.047313609</meta:creation-date>
    <meta:generator>LibreOffice/5.1.6.2$Linux_X86_64 LibreOffice_project/10m0$Build-2</meta:generator>
    <dc:date>2018-10-12T15:33:38.205440872</dc:date>
    <meta:editing-duration>PT3M19S</meta:editing-duration>
    <meta:editing-cycles>3</meta:editing-cycles>
    <meta:document-statistic meta:table-count="0" meta:image-count="0" meta:object-count="0" meta:page-count="1" meta:paragraph-count="1" meta:word-count="13" meta:character-count="93" meta:non-whitespace-character-count="81"/>
  </office:meta>
</office:document-meta>
</file>